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8f98" officeooo:paragraph-rsid="00108f98"/>
    </style:style>
    <style:style style:name="P2" style:family="paragraph" style:parent-style-name="Standard">
      <style:text-properties officeooo:paragraph-rsid="00108f98"/>
    </style:style>
    <style:style style:name="P3" style:family="paragraph" style:parent-style-name="Standard">
      <style:text-properties fo:font-style="normal" officeooo:paragraph-rsid="00108f98" style:font-style-asian="normal" style:font-style-complex="normal"/>
    </style:style>
    <style:style style:name="P4" style:family="paragraph" style:parent-style-name="Standard">
      <style:text-properties fo:font-style="normal" officeooo:paragraph-rsid="0011dc39" style:font-style-asian="normal" style:font-style-complex="normal"/>
    </style:style>
    <style:style style:name="P5" style:family="paragraph" style:parent-style-name="Standard">
      <style:text-properties fo:font-style="normal" officeooo:paragraph-rsid="0012800f" style:font-style-asian="normal" style:font-style-complex="normal"/>
    </style:style>
    <style:style style:name="P6" style:family="paragraph" style:parent-style-name="Standard" style:list-style-name="L1">
      <style:text-properties officeooo:paragraph-rsid="00108f98"/>
    </style:style>
    <style:style style:name="P7" style:family="paragraph" style:parent-style-name="Standard" style:list-style-name="L1">
      <style:text-properties officeooo:rsid="00108f98" officeooo:paragraph-rsid="00108f98"/>
    </style:style>
    <style:style style:name="P8" style:family="paragraph" style:parent-style-name="Standard">
      <style:text-properties fo:font-style="normal" officeooo:paragraph-rsid="0011dc39" style:font-style-asian="normal" style:font-style-complex="normal"/>
    </style:style>
    <style:style style:name="P9" style:family="paragraph" style:parent-style-name="Text_20_body">
      <style:text-properties fo:font-style="normal" officeooo:paragraph-rsid="0011dc39" style:font-style-asian="normal" style:font-style-complex="normal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left="0.397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/>
    </style:style>
    <style:style style:name="T1" style:family="text">
      <style:text-properties officeooo:rsid="00108f98"/>
    </style:style>
    <style:style style:name="T2" style:family="text">
      <style:text-properties fo:font-style="italic" officeooo:rsid="00108f98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dc39"/>
    </style:style>
    <style:style style:name="T6" style:family="text">
      <style:text-properties officeooo:rsid="001280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uesta Proyecto. <text:span text:style-name="T4">MARCA DE PRODUCTO LOCAL</text:span></text:p>
      <text:p text:style-name="P1"/>
      <text:p text:style-name="P1">Basado en la idea del DPP (Pasaporte Digital de Productos) :</text:p>
      <text:p text:style-name="P1"/>
      <text:list xml:id="list255529376" text:style-name="L1">
        <text:list-item>
          <text:p text:style-name="P7"><text:a xlink:type="simple" xlink:href="https://icommunity.io/el-pasaporte-digital-de-productos-dpp-de-la-ue-clave-para-la-transparencia-y-sostenibilidad/" text:style-name="Internet_20_link" text:visited-style-name="Visited_20_Internet_20_Link">https://icommunity.io/el-pasaporte-digital-de-productos-dpp-de-la-ue-clave-para-la-transparencia-y-sostenibilidad/</text:a></text:p>
        </text:list-item>
        <text:list-item>
          <text:p text:style-name="P6"><text:span text:style-name="T1">Usando Blockchain para <text:s/>asegurar que la información esté protegida contra modificaciones y sea accesible en todo momento para verificar su trazabilidad extremo a extremo. Existe la opción de baas (</text:span><text:a xlink:type="simple" xlink:href="https://icommunity.io/blockchain-as-a-service/" text:style-name="Internet_20_link" text:visited-style-name="Visited_20_Internet_20_Link"><text:span text:style-name="Emphasis">Blockchain-as-a-Service</text:span></text:a><text:span text:style-name="Emphasis"><text:span text:style-name="T1">).</text:span></text:span></text:p>
        </text:list-item>
      </text:list>
      <text:p text:style-name="P2"><text:span text:style-name="Emphasis"/></text:p>
      <text:p text:style-name="P3"><text:span text:style-name="Emphasis"><text:span text:style-name="T1">La empresa usuaria de esta marca podrá añadir a sus productos que cumplan con ella una etiqueta con el logo de la marca y un QR que permitirá al consumidor averiguar las características de dicha marca.</text:span></text:span></text:p>
      <text:p text:style-name="P3"><text:span text:style-name="Emphasis"/></text:p>
      <text:p text:style-name="P3"><text:span text:style-name="Emphasis"><text:span text:style-name="T1">Para que el usuario pueda averiguar </text:span></text:span><text:span text:style-name="Emphasis"><text:span text:style-name="T2">sus</text:span></text:span><text:span text:style-name="Emphasis"><text:span text:style-name="T1"> características, estas, deberán estar almacenadas en una plataforma en la que la empresa propietaria del producto irá añadiendo la información relacinada.</text:span></text:span></text:p>
      <text:p text:style-name="P3"><text:span text:style-name="Emphasis"/></text:p>
      <text:p text:style-name="P3"><text:span text:style-name="Emphasis"><text:span text:style-name="T1">Se tendrá, pues, que desarrollar una plataforma ¿conectada con baas? </text:span></text:span><text:span text:style-name="Emphasis"><text:span text:style-name="T2">p</text:span></text:span><text:span text:style-name="Emphasis"><text:span text:style-name="T1">ara que la empresa pueda ir añadiendo información del producto.</text:span></text:span></text:p>
      <text:p text:style-name="P3"><text:span text:style-name="Emphasis"/></text:p>
      <text:p text:style-name="P5"><text:span text:style-name="Emphasis"><text:span text:style-name="T6">Ya existe un logo de la marca para MALL, MEN y EIV, lo está haciendo Moisés.</text:span></text:span></text:p>
      <text:p text:style-name="P3"><text:span text:style-name="Emphasis"/></text:p>
      <text:p text:style-name="P4"><text:span text:style-name="Emphasis"><text:span text:style-name="T5">Falta antes, desarrollar la definición de producto local.</text:span></text:span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9"><text:soft-page-break/><text:span text:style-name="Emphasis">Información que sí que debería de haber:</text:span></text:p>
      <text:p text:style-name="Text_20_body"> </text:p>
      <text:list xml:id="list1673945594" text:style-name="L2">
        <text:list-item>
          <text:p text:style-name="P11">fabricante;</text:p>
        </text:list-item>
        <text:list-item>
          <text:p text:style-name="P11">identificación del producto;</text:p>
        </text:list-item>
        <text:list-item>
          <text:p text:style-name="P11">Instalación</text:p>
        </text:list-item>
        <text:list-item>
          <text:p text:style-name="P11">Desempeño ambiental- Resultados del cálculo de huella de carbono de producto <text:span text:style-name="T3">XX kg CO2e/ por producto</text:span> o xx kg/CO2e/ por x kg/m2 de producto..lo que llamamos la unidad funcional  - enlace web a la versión pública del estudio que respalda los valores de la huella de carbono y el certificado.</text:p>
        </text:list-item>
        <text:list-item>
          <text:p text:style-name="P11">Aspectos de circularidad:</text:p>
          <text:list>
            <text:list-item>
              <text:p text:style-name="P11">% de material reciclado en el producto</text:p>
            </text:list-item>
            <text:list-item>
              <text:p text:style-name="P11">% de material reciclado en el envase/embalaje</text:p>
            </text:list-item>
            <text:list-item>
              <text:p text:style-name="P11">Instrucciones para su reciclaje ( cuando es residuo) esto no se mira por parte de verificador, pero se podría pedir. Que sean acordes con la realidad.</text:p>
            </text:list-item>
          </text:list>
        </text:list-item>
        <text:list-item>
          <text:p text:style-name="P11">Materias primas y componentes</text:p>
          <text:list>
            <text:list-item text:start-value="1">
              <text:p text:style-name="P11">Origen de la materias primas y componentes principales- se podría pedir un certificado de procedencia que lo firmase el distribuidor/fabricante.</text:p>
            </text:list-item>
          </text:list>
        </text:list-item>
        <text:list-item>
          <text:p text:style-name="P11">Información de certificaciones ambientales de la empresa fabricantes o de otras etiquetas de producto, como la ecolabel</text:p>
        </text:list-item>
      </text:list>
      <text:p text:style-name="P10"/>
      <text:p text:style-name="P10">Y previsto añadir</text:p>
      <text:list xml:id="list1079041548" text:style-name="L3">
        <text:list-item>
          <text:p text:style-name="P12">Información de reparabilidad: Piezas fácilmente desmontables, instrucciones de reparación, disponibilidad de repuestos.</text:p>
        </text:list-item>
      </text:list>
      <text:list xml:id="list2940728896" text:style-name="L4">
        <text:list-item>
          <text:p text:style-name="P13">Reciclabilidad: Composición de materiales, facilidad de desensamblaje,  </text:p>
        </text:list-item>
      </text:list>
      <text:list xml:id="list4177809009" text:style-name="L5">
        <text:list-item>
          <text:p text:style-name="P14">Durabilidad: Resultados de pruebas de resistencia, garantías prolongadas y estimaciones de vida útil.</text:p>
        </text:list-item>
      </text:list>
      <text:p text:style-name="P10"/>
      <text:p text:style-name="P10"/>
      <text:p text:style-name="P4"><text:span text:style-name="Emphasis"/></text:p>
      <text:p text:style-name="P2"><text:span text:style-name="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5T11:21:13.222000000</meta:creation-date>
    <dc:date>2024-11-18T08:26:19.595000000</dc:date>
    <meta:editing-duration>PT10M45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6" meta:word-count="353" meta:character-count="2367" meta:non-whitespace-character-count="2050"/>
  </office:meta>
</office:document-meta>
</file>